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6cm"/>
    </style:style>
    <style:style style:name="co3" style:family="table-column">
      <style:table-column-properties fo:break-before="auto" style:column-width="2.746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8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00ff00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2">
      <style:table-cell-properties fo:border-bottom="0.74pt dotted #000000" style:diagonal-bl-tr="none" style:diagonal-tl-br="none" fo:border-left="none" fo:padding="0.071cm" fo:border-right="none" style:rotation-align="none" fo:border-top="none"/>
    </style:style>
    <style:style style:name="ce21" style:family="table-cell" style:parent-style-name="Default" style:data-style-name="N2">
      <style:table-cell-properties style:diagonal-bl-tr="none" style:diagonal-tl-br="none" fo:border="none" fo:padding="0.071cm" style:rotation-align="none"/>
    </style:style>
    <style:style style:name="ce22" style:family="table-cell" style:parent-style-name="Default">
      <style:table-cell-properties fo:padding="0.071cm"/>
    </style:style>
    <style:style style:name="ce23" style:family="table-cell" style:parent-style-name="Default">
      <style:table-cell-properties style:diagonal-bl-tr="none" style:diagonal-tl-br="none" fo:border="none" fo:padding="0.071cm" style:rotation-align="none"/>
    </style:style>
    <style:style style:name="ce24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0.74pt solid #000000"/>
    </style:style>
    <style:style style:name="ce25" style:family="table-cell" style:parent-style-name="Default" style:data-style-name="N84">
      <style:table-cell-properties style:diagonal-bl-tr="none" style:diagonal-tl-br="none" fo:border="none" fo:padding="0.071cm" style:rotation-align="none"/>
    </style:style>
    <style:style style:name="ce2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none"/>
    </style:style>
    <style:style style:name="ce31" style:family="table-cell" style:parent-style-name="Default" style:data-style-name="N2">
      <style:table-cell-properties fo:padding="0.071cm"/>
    </style:style>
    <style:style style:name="ce32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2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ackground-color="transparent" fo:border-left="none" fo:padding="0.071cm" fo:border-right="none" style:rotation-align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21"/>
        <table:table-column table:style-name="co1" table:default-cell-style-name="ce18"/>
        <table:table-column table:style-name="co2" table:default-cell-style-name="ce23"/>
        <table:table-column table:style-name="co3" table:default-cell-style-name="ce23"/>
        <table:table-column table:style-name="co1" table:default-cell-style-name="ce18"/>
        <table:table-column table:style-name="co3" table:default-cell-style-name="ce32"/>
        <table:table-column table:style-name="co1" table:number-columns-repeated="3" table:default-cell-style-name="ce21"/>
        <table:table-column table:style-name="co1" table:default-cell-style-name="ce23"/>
        <table:table-row table:style-name="ro1">
          <table:table-cell table:style-name="ce18" office:value-type="string" calcext:value-type="string">
            <text:p>PETSA</text:p>
          </table:table-cell>
          <table:table-cell table:style-name="ce25" office:value-type="date" office:date-value="2020-03-26" calcext:value-type="date">
            <text:p>2020-03-26</text:p>
          </table:table-cell>
          <table:table-cell office:value-type="string" calcext:value-type="string">
            <text:p>THURSDAY</text:p>
          </table:table-cell>
          <table:table-cell/>
          <table:table-cell table:style-name="ce23" table:number-columns-repeated="5"/>
          <table:table-cell/>
        </table:table-row>
        <table:table-row table:style-name="ro1">
          <table:table-cell table:style-name="ce19" office:value-type="string" calcext:value-type="string">
            <text:p>CASH</text:p>
          </table:table-cell>
          <table:table-cell table:style-name="ce19" office:value-type="string" calcext:value-type="string">
            <text:p>STORED</text:p>
          </table:table-cell>
          <table:table-cell table:style-name="ce19" office:value-type="string" calcext:value-type="string">
            <text:p>COINS</text:p>
          </table:table-cell>
          <table:table-cell table:style-name="ce19" office:value-type="string" calcext:value-type="string">
            <text:p>ACTUAL TOTAL</text:p>
          </table:table-cell>
          <table:table-cell table:style-name="ce23" table:number-columns-repeated="2"/>
          <table:table-cell table:style-name="ce19" office:value-type="string" calcext:value-type="string">
            <text:p>PF</text:p>
          </table:table-cell>
          <table:table-cell table:style-name="ce19" office:value-type="string" calcext:value-type="string">
            <text:p>COUNT</text:p>
          </table:table-cell>
          <table:table-cell table:style-name="ce19" office:value-type="string" calcext:value-type="string">
            <text:p>NET PF</text:p>
          </table:table-cell>
          <table:table-cell/>
        </table:table-row>
        <table:table-row table:style-name="ro1">
          <table:table-cell table:number-columns-repeated="3" table:style-name="ce20" office:value-type="float" office:value="0" calcext:value-type="float">
            <text:p>0.00</text:p>
          </table:table-cell>
          <table:table-cell table:style-name="ce30" table:formula="of:=SUM([.A3:.C3])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PEDRO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18" office:value-type="string" calcext:value-type="string">
            <text:p>CASH OUT</text:p>
          </table:table-cell>
          <table:table-cell table:style-name="ce21" office:value-type="float" office:value="0" calcext:value-type="float">
            <text:p>0.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X-RAY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LA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EDICINE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DR. PET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ON-MED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2"/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LAB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2"/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SS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3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INOR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3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R. REJUSO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4" office:value-type="float" office:value="0" calcext:value-type="float">
            <text:p>0.00</text:p>
          </table:table-cell>
          <table:table-cell table:style-name="ce26" office:value-type="string" calcext:value-type="string">
            <text:p>TOTAL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DR. ESPINOSA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18" office:value-type="string" calcext:value-type="string">
            <text:p>COUNT</text:p>
          </table:table-cell>
          <table:table-cell table:style-name="ce23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R. DELA PAZ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X-RAY</text:p>
          </table:table-cell>
          <table:table-cell table:style-name="ce21" office:value-type="float" office:value="0" calcext:value-type="float">
            <text:p>0.00</text:p>
          </table:table-cell>
          <table:table-cell table:style-name="ce18" office:value-type="string" calcext:value-type="string">
            <text:p>#LT PATI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. LASAM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FX</text:p>
          </table:table-cell>
          <table:table-cell table:style-name="ce21" office:value-type="float" office:value="0" calcext:value-type="float">
            <text:p>0.00</text:p>
          </table:table-cell>
          <table:table-cell table:style-name="ce18" office:value-type="string" calcext:value-type="string">
            <text:p>#NEW PATI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. BALCE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LAB</text:p>
          </table:table-cell>
          <table:table-cell table:style-name="ce21" office:value-type="float" office:value="0" calcext:value-type="float">
            <text:p>0.00</text:p>
          </table:table-cell>
          <table:table-cell table:style-name="ce18" office:value-type="string" calcext:value-type="string">
            <text:p>#NC PATI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OTOCOPY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DEXA (DR. PETER)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DR. PETER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PRIVATE (DR. PETER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GLUCOSAMINE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+CALCIUM</text:p>
          </table:table-cell>
        </table:table-row>
        <table:table-row table:style-name="ro1">
          <table:table-cell table:style-name="ce23" table:number-columns-repeated="2"/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12% VAT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5" office:value-type="date" office:date-value="2020-03-25" calcext:value-type="date">
            <text:p>2020-03-25</text:p>
          </table:table-cell>
          <table:table-cell table:style-name="ce27" office:value-type="string" calcext:value-type="string">
            <text:p>WEDNESDAY</text:p>
          </table:table-cell>
          <table:table-cell table:style-name="ce28" office:value-type="string" calcext:value-type="string">
            <text:p>PREV TOTAL</text:p>
          </table:table-cell>
          <table:table-cell table:style-name="ce31" office:value-type="float" office:value="0" calcext:value-type="float">
            <text:p>0.00</text:p>
          </table:table-cell>
          <table:table-cell table:style-name="ce22"/>
          <table:table-cell table:style-name="ce33" office:value-type="string" calcext:value-type="string">
            <text:p>TOTAL</text:p>
          </table:table-cell>
          <table:table-cell table:style-name="ce34" table:formula="of:=SUM([.G3:.G18])" office:value-type="float" office:value="0" calcext:value-type="float">
            <text:p>0.00</text:p>
          </table:table-cell>
          <table:table-cell table:style-name="ce22" table:number-columns-repeated="3"/>
        </table:table-row>
        <table:table-row table:style-name="ro1">
          <table:table-cell table:style-name="ce22" table:number-columns-repeated="2"/>
          <table:table-cell table:style-name="ce29" office:value-type="string" calcext:value-type="string">
            <text:p>GRAND TOTAL</text:p>
          </table:table-cell>
          <table:table-cell table:style-name="ce24" table:formula="of:=[.G19]+[.D19]-[.B4]-[.A11]" office:value-type="float" office:value="0" calcext:value-type="float">
            <text:p>0.00</text:p>
          </table:table-cell>
          <table:table-cell table:style-name="ce22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-00-0000</text:date>, <text:time style:data-style-name="N2" text:time-value="10:37:44.307042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0T08:01:42.369000000</meta:creation-date>
    <dc:date>2020-08-03T10:38:47.867116214</dc:date>
    <meta:editing-duration>PT22H21M12S</meta:editing-duration>
    <meta:editing-cycles>813</meta:editing-cycles>
    <meta:generator>LibreOffice/6.4.4.2$Linux_X86_64 LibreOffice_project/40$Build-2</meta:generator>
    <meta:document-statistic meta:table-count="1" meta:cell-count="128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autoImportSalesReportFromCashier
'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author: Michael Syson
' @date created: 20200523
' @date updated: 20200803

  GlobalScope.BasicLibraries.loadLibrary("Tools")
  Dim Prop(1) as New com.sun.star.beans.PropertyValue
  Dim saveAsODSArgs(1) as new com.sun.star.beans.PropertyValue

  Dim sInputPath As String
  Dim summaryReportWorksheet

  dispatcher = createUnoService("com.sun.star.frame.DispatchHelper")
     
  inputWorkbook = ThisComponent

  sDateToday = Format(Now(), "yyyy-mm-dd")

  'note: variation in Date Format in LUBUNTU
  'example: 08-03-2020 09:31:45 
  sDateToday = Split(sDateToday, " ")(0)
  sDateTodayMonth = Split(sDateToday, "-")(0)
  sDateTodayDay = Split(sDateToday, "-")(1)
  sDateTodayYear = Split(sDateToday, "-")(2)  
  sDateToday = sDateTodayYear &amp; "-" &amp; sDateTodayMonth &amp; "-" &amp; sDateTodayDay
            
  'Msgbox(sDateToday)
  
  sOutputPath  = DirectoryNameoutofPath(inputWorkbook.getURL(),"/")
  sOutputWorkbookFilename = sOutputPath  &amp; "/" &amp; "moscReportForTheDay" &amp; sDateToday &amp; ".ods"

  If Not FileExists(sOutputPath) Then
    MkDir(sOutputPath)
  End If

  outputWorkbook = ThisComponent

  sFileName = FileNameoutofPath(inputWorkbook.getURL(),"/")

  saveAsODSArgs(0).Name = "URL"
  saveAsODSArgs(0).Value = sOutputWorkbookFilename
  saveAsODSArgs(1).Name = "FilterName"
  saveAsODSArgs(1).Value = "writer8"
         
  If InStr(sFileName, sDateToday) Then
  Else	
	If Dir(sOutputWorkbookFilename) &lt;&gt; "" Then
		'note: the workbook is already open
	Else
'	  saveAsODSArgs(0).Name = "URL"
'	  saveAsODSArgs(0).Value = sOutputWorkbookFilename
'	  saveAsODSArgs(1).Name = "FilterName"
'	  saveAsODSArgs(1).Value = "writer8"
			
	  dispatcher.executeDispatch(ThisComponent.CurrentController.Frame, ".uno:SaveAs", "", 0, saveAsODSArgs())
	End If
  End If
    
  summaryReportWorksheet = outputWorkbook.Sheets.getByName("SUMMARY")

  'update file location
  'sInputPath = sOutputPath
  'sInputPath = "D:\Usbong\MOSC\Forms\Information Desk\output\cashier\"
  sInputPath = "/home/unit_member/Documents/Accounting/Cashier/output/"
   
  'sInputFilename = sInputPath &amp; sReportFromInformationDeskWorksheetName &amp; ".csv" '".txt"
   sInputFilenameMedicine = sInputPath &amp; "medicine" &amp; sDateToday &amp; ".txt"
   sInputFilenameMedicineAsterisk = sInputPath &amp; "medicineAsterisk" &amp; sDateToday &amp; ".txt"
   sInputFilenameNonMedicine = sInputPath &amp; "nonMedicine" &amp; sDateToday &amp; ".txt"
   sInputFilenameXRay = sInputPath &amp; "xRay" &amp; sDateToday &amp; ".txt"
   sInputFilenameLab = sInputPath &amp; "lab" &amp; sDateToday &amp; ".txt"
   sInputFilenameVATForNonMedicine = sInputPath &amp; "VATForNonMedicine" &amp; sDateToday &amp; ".txt"
            
   sInputFilenameSysonPedro = sInputPath &amp; "SYSON,PEDRO" &amp; sDateToday &amp; ".txt"
   sInputFilenameSysonPeter = sInputPath &amp; "SYSON,PETER" &amp; sDateToday &amp; ".txt"
   sInputFilenameRejusoChastityAmor = sInputPath &amp; "REJUSO,CHASTITYAMOR" &amp; sDateToday &amp; ".txt"
   sInputFilenameDelaPazRodil = sInputPath &amp; "DELAPAZ,RODIL" &amp; sDateToday &amp; ".txt"
   sInputFilenameLasamHonesto = sInputPath &amp; "LASAM,HONESTO" &amp; sDateToday &amp; ".txt"
   sInputFilenameBalceGraciaCielo = sInputPath &amp; "BALCE,GRACIACIELO" &amp; sDateToday &amp; ".txt"
                      
   FileNames = Array(sInputFilenameMedicine, sInputFilenameMedicineAsterisk, sInputFilenameNonMedicine, sInputFilenameXRay, sInputFilenameLab, sInputFilenameSysonPedro, sInputFilenameSysonPeter, sInputFilenameRejusoChastityAmor, sInputFilenameDelaPazRodil, sInputFilenameLasamHonesto, sInputFilenameBalceGraciaCielo, sInputFilenameVATForNonMedicine)

   'TO-DO: -add: this       
   'Call autoFormatSummaryReport
   
   'TO-DO: -add: this       
   'ActiveWindow.Zoom = 80

   RowCountOutput = 1
    
    'Loop over all the files selected by the user and import them as new worksheets
    For Each Filename In FileNames
        'Msgbox("Filename: " &amp; Filename)

        If Not FileExists(Filename) Then
        Else
            'Open, read, copy, and paste the contents of the .txt JSON file into worksheet
            RowCount = 1 'input
            RowCountOffSet = 1
            Open Filename For Input As #1
                Do Until EOF(1)
                    sText = ""
                    Line Input #1, textLine
                                        
                        'TO-DO: -read and write the values from the JSON input files
                        sText = sText &amp; textLine
                        MsgBox ("text: " &amp; sText)
                        
                        'added by Mike, 20200524
                        textLineColumnArray = Split(sText, ",")                        
                Loop
             Close #1
        End If
    Next Filename

  'TO-DO: -add: this
  'summaryReportWorksheet.UsedRange.EntireColumn.AutoFit
  'summaryReportWorksheet.Range("B" &amp; 1).ColumnWidth = 11

  'TO-DO: -add: this
  'If (inputWorkbook.Name &lt;&gt; outputWorkbook.Name) Then
  '  inputWorkbook.Close
  'End If

   dispatcher.executeDispatch(ThisComponent.CurrentController.Frame, ".uno:SaveAs", "", 0, saveAsODSArgs()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